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fed2" officeooo:paragraph-rsid="000efed2"/>
    </style:style>
    <style:style style:name="P2" style:family="paragraph" style:parent-style-name="Title">
      <style:text-properties officeooo:rsid="000efed2" officeooo:paragraph-rsid="000efed2"/>
    </style:style>
    <style:style style:name="P3" style:family="paragraph" style:parent-style-name="Text_20_body">
      <style:text-properties fo:font-size="12pt" officeooo:rsid="000efed2" officeooo:paragraph-rsid="000efed2" style:font-size-asian="12pt" style:font-size-complex="12pt"/>
    </style:style>
    <style:style style:name="P4" style:family="paragraph" style:parent-style-name="Text_20_body">
      <style:text-properties fo:font-size="12pt" officeooo:rsid="000efed2" officeooo:paragraph-rsid="00109b20" style:font-size-asian="12pt" style:font-size-complex="12pt"/>
    </style:style>
    <style:style style:name="P5" style:family="paragraph" style:parent-style-name="Text_20_body">
      <style:text-properties fo:font-size="12pt" officeooo:rsid="00109b20" officeooo:paragraph-rsid="00109b20" style:font-size-asian="12pt" style:font-size-complex="12pt"/>
    </style:style>
    <style:style style:name="P6" style:family="paragraph" style:parent-style-name="Text_20_body">
      <style:text-properties officeooo:rsid="00109b20" officeooo:paragraph-rsid="00109b20"/>
    </style:style>
    <style:style style:name="P7" style:family="paragraph" style:parent-style-name="Heading_20_1">
      <style:text-properties officeooo:rsid="000efed2" officeooo:paragraph-rsid="000efed2"/>
    </style:style>
    <style:style style:name="P8" style:family="paragraph" style:parent-style-name="Heading_20_1">
      <style:text-properties officeooo:rsid="00109b20" officeooo:paragraph-rsid="00109b20"/>
    </style:style>
    <style:style style:name="P9" style:family="paragraph" style:parent-style-name="Text_20_body" style:list-style-name="L1">
      <style:text-properties officeooo:rsid="000efed2" officeooo:paragraph-rsid="000efed2"/>
    </style:style>
    <style:style style:name="P10" style:family="paragraph" style:parent-style-name="Text_20_body" style:list-style-name="L2">
      <style:text-properties officeooo:rsid="00109b20" officeooo:paragraph-rsid="00109b20"/>
    </style:style>
    <style:style style:name="P11" style:family="paragraph" style:parent-style-name="Text_20_body" style:list-style-name="L3">
      <style:text-properties officeooo:rsid="00109b20" officeooo:paragraph-rsid="00109b20"/>
    </style:style>
    <style:style style:name="T1" style:family="text">
      <style:text-properties officeooo:rsid="00109b20"/>
    </style:style>
    <style:style style:name="T2" style:family="text">
      <style:text-properties officeooo:rsid="0012902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s réseaux de neurones</text:p>
      <text:h text:style-name="P7" text:outline-level="1">Comment fonctionne un réseau de neurones ?</text:h>
      <text:p text:style-name="P1">Comprendre ce qu’est un réseau de neurones est très simple : c’est simplement une imitation électronique du cerveau. Cool, mais comment fonctionne le cerveau ? Et c’est là où ça se complique.</text:p>
      <text:p text:style-name="P1">Pour comprendre comment fonctionne le cerveau, il faut déjà comprendre comment fonctionne un neurone.</text:p>
      <text:p text:style-name="P1">Pour l’instant, on va se contenter de dire qu’un neurone est juste un petit truc dans notre cerveau qui contient un nombre entre 0 et 1. C’est son « activation » : quand le nombre est 1, le neurone est activé tandis que lorsqu’il est égal à 0, le neurone est éteint ou inactif.</text:p>
      <text:p text:style-name="P1">Ainsi, pour une image en noir et blanc de 28 pixels par 28 pixels, chaque pixel correspond à un neurone. Si le pixel est blanc, la valeur du neurone est proche de 1 et il est allumé. Si le pixel est noir, la valeur du neurone est proche de 0 et il est éteint.</text:p>
      <text:p text:style-name="P1">Ainsi, pour la sortie du réseau, il y aura 10 neurones, chacun correspondant à un chiffre de 0 à 9. Ces neurones représente à quel point le réseau pense que l’image correspond à tel ou tel chiffre. Ainsi, il est organisé en couche : une couche d’entrée avec 784 neurones, une ou plusieurs couches appelées « couches cachées » (ou hidden layers en anglais) et une couche de sortie. Le neurone qui est le plus activé dans le couche de sortie est le choix du réseau de neurone sur l’image rentrée.</text:p>
      <text:p text:style-name="P1">Le cœur du réseau est comment l’activation des neurones d’une couche influence sur l’activation des neurones suivants. Pour répondre à cette question, il faut comprendre comment un neurone calcule son activation.</text:p>
      <text:p text:style-name="P1">En biologie, un neurone est constitué de plusieurs éléments :</text:p>
      <text:list text:style-name="L1">
        <text:list-item>
          <text:p text:style-name="P9">Des dendrites : ce sont pleins de connections qui sont chacune soit allumée soit éteinte.</text:p>
        </text:list-item>
        <text:list-item>
          <text:p text:style-name="P9">Un noyau et un corps cellulaire : Cette partie de la cellule va « traiter » les signaux reçus. On verra juste après ce que le mot « traiter » signifie précisément.</text:p>
        </text:list-item>
        <text:list-item>
          <text:p text:style-name="P9">Un axone et des synapses : En fonction de ces signaux reçus, le noyau va allumer ou pas l’axone, qui est relié à pleins d’autres neurones par des synapses.</text:p>
        </text:list-item>
      </text:list>
      <text:p text:style-name="P1">Pour faire bref, le neurone va prendre en entrée plein de signaux (allumés ou éteints comme des interrupteurs) et va lui même s’allumer ou s’éteindre en fonction de ces signaux.</text:p>
      <text:p text:style-name="P1">Maintenant, il est nécessaire de comprendre qu’un poids est associé à chaque signal d’entrée d’un neurone. Plus le poids est grand, plus il y a de chance que le neurone s’active quand ce signal est allumé.</text:p>
      <text:p text:style-name="P1">Pour mieux comprendre voici une analogie :</text:p>
      <text:p text:style-name="P1">Imaginez que vous voulez aller au concert de The Weeknd. Vous allez prendre en compte 3 facteurs : tout le reste sur la diapo.</text:p>
      <text:p text:style-name="P1"><text:soft-page-break/>On comprend donc pourquoi l’activation d’un neurone est en vérité la somme pondérée – c’est-à-dire la somme avec des coefficients – de l’ensemble des signaux d’entrées avec leurs poids. Cette somme peut s’écrire de différentes manières et est en vérité le produit scalaire entre le vecteur des poids et le vecteur des entrées. Ensuite, on y ajoute le seuil aussi appelé biais (qui devient négatif). Enfin, si le total est supérieur à 0, le neurone s’active, sinon, il est éteint.</text:p>
      <text:p text:style-name="P1">Maintenant, il y a des limitations à cela : dans la vraie vie, un neurone n’est jamais complètement allumé ou complètement éteint. Il peut varier entre les 2 : un peu actif, quasiment éteint, etc … Ainsi, on va utiliser une fonction appelée une sigmoid, qui permet d’« arrondir » l’activation du neurone. Ainsi le neurone peut être un peu allumé ou un peu éteint.</text:p>
      <text:h text:style-name="P7" text:outline-level="1">La descente de gradient</text:h>
      <text:p text:style-name="P3">Pour savoir comment améliorer notre réseau, il est évident qu’il faut savoir à quel point il est bon. Plus ses résultats s’approchent des résultats attendus, plus il est « bon ». Ainsi, on utilise une valeur appelée « coût » qui est le carré de la différence entre le résultat attendu et le résultat obtenu. En formalisant cela pour que ce soit mathématiquement rigoureux, on obtient tatati. Ainsi, puisque le comportement d’un réseau de neurone tient entièrement dans les biais et les poids qui le compose, concrètement l’apprentissage du réseau de neurone va revenir à trouver les bons biais et poids pour minimiser le coût.</text:p>
      <text:p text:style-name="P3">On va tout d’abord se concentrer sur un seul poids du réseau. En fonction de ce poids, la sortie du réseau peut changer totalement et donc le coût aussi. Ainsi, on peut faire un graphique du coût en fonction de ce poids. Puisque l’objectif est de minimiser le coût, on va chercher à trouver un minimum local, et pour ceux qui font maths, il est évident qu’il faut utiliser la dérivée locale de la fonction du coût par rapport au poids en question. Cette dérivé va nous donner quelle est la pente de la fonction et il suffit de la suivre pour trouver rapidement un minimum local.</text:p>
      <text:p text:style-name="P3">Notez que ne pas trouver le minimum global mais un minimum local n’est pas si important.</text:p>
      <text:p text:style-name="P3">Même si cela paraît simple, il ne faut pas oublier que la fonction coût dépend de l’ensemble des biais et des poids et qu’il y en a 151 578 dans une des dernières versions de mon réseau.</text:p>
      <text:p text:style-name="P3">Notez aussi qu’avec la notation des dérivées vue en première, il n’est pas possible d’exprimer la dérivée d’une fonction avec plusieurs milliers de paramètres. Ainsi, si on veut se concentrer sur l’évolution de la fonction en fonction d’une seule de ses entrées, on utilisera cette notation.</text:p>
      <text:p text:style-name="P4">Rien que la représentation de la courbe du coût demande plus de dimensions que l’on ne peut imaginer, et ça ressemble un peu plus à ce genre de chose. Ainsi c’est pas si simple de faire cette descente pour trouver le minimum et c’est là qu<text:span text:style-name="T1">e réside toute la difficulté</text:span></text:p>
      <text:p text:style-name="P4"><text:span text:style-name="T1">Avant de continuer, je souhaite juste écrire mathématiquement ce qu’est la descente de gradient. La première partie de l’équation : v → v’ = v signifie juste qu’on va « mettre à jour » en lui appliquant une modification. Ici la variable v représente l’ensemble des biais et des poids. Le symbole qui ressemble à un n, prononcé éta, est la taille de la modification à chaque étape. En effet, c’est en appliquant plusieurs fois cette équation qu’on atteindra un minimum de la fonction coût. Ainsi, plus éta sera petit, plus le minimum sera long à atteindre mais on est sûr d’en trouver un. Si éta est vraiment trop grand, chaque modification des biais et des poids seront beaucoup trop importantes et on atteindra jamais d’état stable. Enfin, le nabla C, est ce qu’on appelle un gradient. C’est </text:span><text:soft-page-break/><text:span text:style-name="T1">simplement ce qui donne la direction sur la courbe dans laquelle aller pour minimiser le coût. L’algorithme de rétropropagation permet de calculer ce gradient.</text:span></text:p>
      <text:p text:style-name="P5">Puisque v représente l’ensemble des biais et des poids, on peut ré-écrire l’équation pour n’importe quel biais ou poids. Ainsi, on retrouve ce que l’on a vu juste avant : on modifie le poids en suivant l’inverse de la dérivée du coût par rapport au poids en question.</text:p>
      <text:h text:style-name="P7" text:outline-level="1">L’algorithme de rétropropagation</text:h>
      <text:p text:style-name="P6">Autant le dire maintenant, cette partie est de loin la plus difficile à suivre mathématiquement. C’est pourquoi, je vais l’expliquer de loin sans rentrer dans les détails parce que sinon personne va capter :)</text:p>
      <text:p text:style-name="P6">Le principe de cet algorithme, c’est de d’abord calculer une valeur qui s’appelle l’erreur, symbolisée par un delta minuscule. Puis à partir de cette valeur, on va calculer nabla C, c’est-à-dire la dérivé du coût pour chaque poids et chaque biais. Quand je dis « nabla C », ça désigne évidemment le gradient, c’est-à-dire la liste des dérivée.</text:p>
      <text:p text:style-name="P6">Le second principe de l’algorithme, c’est qu’il va faire tout ses calculs en partant de la fin (la couche de sortie). Ainsi, la première équation nous indique comment calculer l’erreur pour chaque neurone de la couche de sortie. Ensuite, la seconde équation nous permet de calculer l’erreur d’une couche à partir de l’erreur de la couche suivante. Ainsi, pour qu’on peut calculer l’erreur de la dernière couche avec l’équation 1, on peut calculer l’erreur pour n’importe quelle couche grâce à l’équation 2.</text:p>
      <text:p text:style-name="P6">L’équation 3 nous permet de trouver la dérivée du coût pour un certain biais à partir de l’erreur de sa couche. Tandis que l’équation 4 nous permet de trouver la dérivée du coût pour un certain poids aussi à partir de l’erreur de sa couche.</text:p>
      <text:p text:style-name="P6">Ainsi, si vous avez bien compris, on va calculer l’erreur pour chaque couche à partir de sa valeur pour la couche d’après. Une fois qu’elle est calculée, on peut trouver la dérivée du coût pour n’importe quel biais ou poids. C’est pour cette raison que l’algorithme s’intitule rétropropagation ou backpropagation en anglais : car on propage l’erreur d’avant en arrière.</text:p>
      <text:p text:style-name="P6"/>
      <text:p text:style-name="P6">En bref, avec un énorme paquet de maths, un réseau de neurone peut apprendre tout seul à partir d’un base de données. Si on lui laisse le temps, il finira par trouver les bons poids et les bons biais pour réussir une tâche donnée. Maintenant, on va juste s’intéresser à un exemple de tâche qu’il peut réaliser : reconnaître des chiffres.</text:p>
      <text:h text:style-name="P8" text:outline-level="1">La base de données MNIST</text:h>
      <text:p text:style-name="P6">La base de données MNIST est l’exemple le plus connu et le plus utilisé lorsqu’on parle de réseau de neurones. Elle est constituée de 60 000 images de 28 pixels par 28 pixels qui représentent des chiffres écrits par un ensemble de 250 employés et étudiants en université. Chaque image a été spécialement traitée pour que le chiffre soit centré et qu’il ait une taille normalisée. C’est à la fois un avantage et un désavantage pour des raisons que l’on verra par la suite.</text:p>
      <text:p text:style-name="P6">Mais rien que l’intégration de la base de données ne fut pas simple du tout :</text:p>
      <text:list text:style-name="L2">
        <text:list-item>
          <text:p text:style-name="P10"><text:soft-page-break/>Le format utilisé est « fait maison ». Les images ne pouvaient pas être stocké sous jpeg ou png car ça aurait pris beaucoup trop de place. La raison principale est que ces formats sont prévus pour des images en couleurs et stockent donc la valeur de rouge, de vert et de bleu alors qu’ici, on a juste besoin de la valeur en noir. C’est pourquoi, le format utilise directement les bits du fichier : chaque octet est évidemment composé de 8 bits. Ainsi chaque octet du fichier représente la valeur en noir de chaque pixel en 0 et 255. De l’autre côté, il y a un 2ème fichier, contenant la réponse pour chaque image. Encore une fois, ces valeurs étaient écrites directement dans les octets du fichier.</text:p>
        </text:list-item>
        <text:list-item>
          <text:p text:style-name="P10">Ainsi, rien que pour lire le fichier, il a fallu que je code moi même un programme permettant de l’ouvrir. Ensuite, l’intégration du code a été compliquée car le réseau de neurone n’est pas prévu spécialement pour cette base de donnée. Il faut donc convertir le fichier dans un format utilisable par le réseau.</text:p>
        </text:list-item>
        <text:list-item>
          <text:p text:style-name="P10">Ensuite, cette base de donnée pose aussi un léger problème pour l’optimisation. Lors du démarrage du programme, la lecture des 47 040 000 valeurs contenues dans la base de donnée demande entre 1 et 2 minutes en fonction du pc.</text:p>
        </text:list-item>
        <text:list-item>
          <text:p text:style-name="P10">Enfin, le problème principal de cette base de donnée est aussi son atout principal : les images sont pré-formatées. Comme je l’ai dit plus haut, chaque image a été spécialement traité pour que le chiffre soit centré avec un taille normalisé. Ainsi, un réseau de neurone qui a de très bonnes performances sur cette base de données peut être médiocre face à une image non centralisée.<text:line-break/>La solution est de modifier le programme pour qu’il décale toutes les images avant de les traiter mais j’avais la flemme de le faire et je le ferais un autre jour.</text:p>
        </text:list-item>
      </text:list>
      <text:h text:style-name="P8" text:outline-level="1">Mon code</text:h>
      <text:p text:style-name="P6">Maintenant, je vais vous expliquer comment j’ai réalisé mon code et toutes les étapes par lesquelles je suis passé.</text:p>
      <text:p text:style-name="P6">Premièrement, j’ai choisi de coder l’entièrement du programme en Rust et non pas en Python pour plusieurs raisons. Certains le savent déjà mais j’avais commencé à apprendre ce langage et il me fallait un projet sur lequel je pouvais m’exercer. En quoi Rust est meilleur que Python ?</text:p>
      <text:list text:style-name="L3">
        <text:list-item>
          <text:p text:style-name="P11">Il est plus rapide. Python est un langage de « haut niveau », c’est-à-dire qu’il possède beaucoup de fonctionnalités et est simple à comprendre et à écrire. Pourtant il est difficile de savoir ce qu’il fait réellement dans la machine. De plus, c’est un langage typé dynamiquement, ce qui veut dire que le type des variables n’est pas du tout important.<text:line-break/>Avec Rust, il y a moins de fonctionnalités et il est plus difficile à apprendre car il est plus proche de la machine. Quand vous créer une liste par exemple, vous savez précisément comment elle est stocké dans la mémoire, combien elle a d’éléments, etc … Rust est un langage à types forts et statiques. C’est-à-dire qu’il est obligatoire de connaître le type de n’importe quel variable et il est impossible que son type change. De même, si un code peut créer une erreur, c’est explicitement indiqué et c’est impossible de le changer.</text:p>
        </text:list-item>
        <text:list-item>
          <text:p text:style-name="P11">Rust a de loin la meilleure gestion des erreurs. Il ne fait pas que dire que le code ne fonctionne pas, il donne des solutions. Ainsi, pendant l’écriture du code, je sais que si je ne <text:soft-page-break/>reçois pas de message d’erreur de la part de Rust, il est très probable que mon code fonctionne parfaitement.</text:p>
        </text:list-item>
        <text:list-item>
          <text:p text:style-name="P11">Rust est le langage le plus aimé depuis plusieurs années consécutives et la communauté est vraiment présente. Je dois avouer que je commencer à plus l’aimer que Python.</text:p>
        </text:list-item>
      </text:list>
      <text:p text:style-name="P6">Les étapes de la création de mon code</text:p>
      <text:p text:style-name="P6">Efficacité du code</text:p>
      <text:p text:style-name="P6">Donc ensuite, j’ai transformer un peu mon code pour qu’on puisse choisir soi-même comment on souhaite que le réseau de neurones se comporte. Donc on peut changer beaucoup de choses sur le réseau. Si je continue ce projet, je vais potentiellement rajouter une possibilité de choisir la base de donnée sur laquelle il peut s’entraîner. J’ai fait ça car je voulais laisser un maximum de liberté à l’utilisateur pour qu’il puisse personnaliser comme il le souhaite le programme. Comme ça, c’est possible de voir comment faire pour atteindre la meilleure efficacité. Mais aussi pour faire des expérimentations : par exemple, comment un réseau de neurone extrêmement petit peut s’en sortir, est-ce que le nombre de neurones importe beaucoup, etc …</text:p>
      <text:p text:style-name="P6">J’ai aussi été confronté à un autre problème : c’est le temps d’apprentissage. Comme je l’ai dit, 150 entraînements prennent 30 minutes. Mais il faut savoir que mon programme ne tourne que sur 1 cœur de mon processeur. Puisque chaque cœur peut tourner en parallèle des autres, et que j’en possède 6, en faisant tourner le programme sur l’ensemble des cœurs, le temps serait diviser par 6. <text:span text:style-name="T2">Update : En vérité, il est possible de faire tourner beaucoup plus que 6 trucs en même temps : je pense que le programme pourrait tourner 20x plus rapidement qu’actuellement – tout en restant sur le CPU.</text:span> De plus, je pourrais aussi le faire tourner sur la carte graphique, qui est beaucoup plus adaptée au réseau de neurones et j’obtiendrais un temps en secondes. Quoiqu’il en soit, les ordinateurs de l’école étant peu puissants, je ne pouvais pas lancer l’apprentissage dessus. Il me fallait donc un moyen de « sauvegarder » l’entraînement du réseau, c’est-à-dire ses poids et ses biais. J’ai donc créer une sorte de format de fichier dans lequel le réseau peut encoder et décoder des poids et des biais. Ainsi, il suffit d’entraîner une seule fois le réseau et il réutilisable n’importe où.</text:p>
      <text:p text:style-name="P6">Il fallait aussi trouver un moyen facile de transmettre ce fichier contenant la configuration du réseau ainsi que le programme en lui-même. De plus, Rust est un langage compilé, ce qui signifie qu’il n’est pas nécessaire de l’installer pour faire tourner un script. Au final, il est possible pour tout le monde d’exécuter mon code en moins de 3 minutes avec une seule ligne.</text:p>
      <text:p text:style-name="P6">Statistiques</text:p>
      <text:p text:style-name="P6">Merci pour votre atten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6T14:02:36.301463837</meta:creation-date>
    <dc:date>2023-05-13T23:52:23.014903269</dc:date>
    <meta:editing-duration>PT14H36M8S</meta:editing-duration>
    <meta:editing-cycles>3</meta:editing-cycles>
    <meta:generator>LibreOffice/7.4.5.1$Linux_X86_64 LibreOffice_project/40$Build-1</meta:generator>
    <meta:document-statistic meta:table-count="0" meta:image-count="0" meta:object-count="0" meta:page-count="5" meta:paragraph-count="54" meta:word-count="2673" meta:character-count="15275" meta:non-whitespace-character-count="12663"/>
  </office:meta>
</office:document-meta>
</file>